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c83166" officeooo:paragraph-rsid="00c83166"/>
    </style:style>
    <style:style style:name="P106" style:family="paragraph" style:parent-style-name="Standard">
      <style:text-properties style:font-name="Times" officeooo:rsid="00c8cec2" officeooo:paragraph-rsid="00c8cec2"/>
    </style:style>
    <style:style style:name="P107" style:family="paragraph" style:parent-style-name="Standard">
      <style:text-properties style:font-name="Times" officeooo:rsid="00cb684e" officeooo:paragraph-rsid="00cb684e"/>
    </style:style>
    <style:style style:name="P108" style:family="paragraph" style:parent-style-name="Standard">
      <style:text-properties style:font-name="Times" officeooo:rsid="00ccc5ec" officeooo:paragraph-rsid="00cb684e"/>
    </style:style>
    <style:style style:name="P109" style:family="paragraph" style:parent-style-name="Standard">
      <style:text-properties style:font-name="Times" officeooo:rsid="00ce6d93" officeooo:paragraph-rsid="00ce6d93"/>
    </style:style>
    <style:style style:name="P110" style:family="paragraph" style:parent-style-name="Standard">
      <style:text-properties style:font-name="Times" officeooo:rsid="00ce79ab" officeooo:paragraph-rsid="00ce79ab"/>
    </style:style>
    <style:style style:name="P111" style:family="paragraph" style:parent-style-name="Standard">
      <style:text-properties style:font-name="Times" officeooo:rsid="00cf6685" officeooo:paragraph-rsid="00cf6685"/>
    </style:style>
    <style:style style:name="P112" style:family="paragraph" style:parent-style-name="Standard">
      <style:text-properties style:font-name="Times" officeooo:rsid="00d0dcaa" officeooo:paragraph-rsid="00d0dcaa"/>
    </style:style>
    <style:style style:name="P113" style:family="paragraph" style:parent-style-name="Standard">
      <style:text-properties style:font-name="Times" officeooo:rsid="00d412e3" officeooo:paragraph-rsid="00d412e3"/>
    </style:style>
    <style:style style:name="P114" style:family="paragraph" style:parent-style-name="Standard">
      <style:text-properties style:font-name="Times" officeooo:rsid="00d53d93" officeooo:paragraph-rsid="00d53d93"/>
    </style:style>
    <style:style style:name="P115" style:family="paragraph" style:parent-style-name="Standard">
      <style:text-properties style:font-name="Times" officeooo:rsid="00d85bcb" officeooo:paragraph-rsid="00d85bcb"/>
    </style:style>
    <style:style style:name="P116" style:family="paragraph" style:parent-style-name="Standard">
      <style:text-properties style:font-name="Times" officeooo:rsid="00daaaf1" officeooo:paragraph-rsid="00daaaf1"/>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f2a6c"/>
    </style:style>
    <style:style style:name="T51" style:family="text">
      <style:text-properties officeooo:rsid="0080a52e"/>
    </style:style>
    <style:style style:name="T52" style:family="text">
      <style:text-properties officeooo:rsid="00827014"/>
    </style:style>
    <style:style style:name="T53" style:family="text">
      <style:text-properties officeooo:rsid="0085a06f"/>
    </style:style>
    <style:style style:name="T54" style:family="text">
      <style:text-properties officeooo:rsid="00888315"/>
    </style:style>
    <style:style style:name="T55" style:family="text">
      <style:text-properties officeooo:rsid="008d2a20"/>
    </style:style>
    <style:style style:name="T56" style:family="text">
      <style:text-properties officeooo:rsid="008eac95"/>
    </style:style>
    <style:style style:name="T57" style:family="text">
      <style:text-properties officeooo:rsid="0090a34a"/>
    </style:style>
    <style:style style:name="T58" style:family="text">
      <style:text-properties officeooo:rsid="00924b51"/>
    </style:style>
    <style:style style:name="T59" style:family="text">
      <style:text-properties officeooo:rsid="0094e720"/>
    </style:style>
    <style:style style:name="T60" style:family="text">
      <style:text-properties officeooo:rsid="0095f864"/>
    </style:style>
    <style:style style:name="T61" style:family="text">
      <style:text-properties officeooo:rsid="00964520"/>
    </style:style>
    <style:style style:name="T62" style:family="text">
      <style:text-properties officeooo:rsid="0099827d"/>
    </style:style>
    <style:style style:name="T63" style:family="text">
      <style:text-properties officeooo:rsid="009e5b5b"/>
    </style:style>
    <style:style style:name="T64" style:family="text">
      <style:text-properties officeooo:rsid="00a17673"/>
    </style:style>
    <style:style style:name="T65" style:family="text">
      <style:text-properties officeooo:rsid="00a43a44"/>
    </style:style>
    <style:style style:name="T66" style:family="text">
      <style:text-properties officeooo:rsid="00a83209"/>
    </style:style>
    <style:style style:name="T67" style:family="text">
      <style:text-properties officeooo:rsid="00a9e0ae"/>
    </style:style>
    <style:style style:name="T68" style:family="text">
      <style:text-properties officeooo:rsid="00ac4abc"/>
    </style:style>
    <style:style style:name="T69" style:family="text">
      <style:text-properties officeooo:rsid="00b09ece"/>
    </style:style>
    <style:style style:name="T70" style:family="text">
      <style:text-properties officeooo:rsid="00b1f643"/>
    </style:style>
    <style:style style:name="T71" style:family="text">
      <style:text-properties officeooo:rsid="00b420d0"/>
    </style:style>
    <style:style style:name="T72" style:family="text">
      <style:text-properties officeooo:rsid="00b72784"/>
    </style:style>
    <style:style style:name="T73" style:family="text">
      <style:text-properties officeooo:rsid="00b98333"/>
    </style:style>
    <style:style style:name="T74" style:family="text">
      <style:text-properties officeooo:rsid="00bc40e3"/>
    </style:style>
    <style:style style:name="T75" style:family="text">
      <style:text-properties officeooo:rsid="00bcf090"/>
    </style:style>
    <style:style style:name="T76" style:family="text">
      <style:text-properties officeooo:rsid="00c16c08"/>
    </style:style>
    <style:style style:name="T77" style:family="text">
      <style:text-properties officeooo:rsid="00c1dbf0"/>
    </style:style>
    <style:style style:name="T78" style:family="text">
      <style:text-properties officeooo:rsid="00c29c70"/>
    </style:style>
    <style:style style:name="T79" style:family="text">
      <style:text-properties officeooo:rsid="00c4dc95"/>
    </style:style>
    <style:style style:name="T80" style:family="text">
      <style:text-properties officeooo:rsid="00c8cec2"/>
    </style:style>
    <style:style style:name="T81" style:family="text">
      <style:text-properties officeooo:rsid="00ca261a"/>
    </style:style>
    <style:style style:name="T82" style:family="text">
      <style:text-properties officeooo:rsid="00cb684e"/>
    </style:style>
    <style:style style:name="T83" style:family="text">
      <style:text-properties officeooo:rsid="00cf6685"/>
    </style:style>
    <style:style style:name="T84" style:family="text">
      <style:text-properties officeooo:rsid="00d1312e"/>
    </style:style>
    <style:style style:name="T85" style:family="text">
      <style:text-properties officeooo:rsid="00d5ba65"/>
    </style:style>
    <style:style style:name="T86" style:family="text">
      <style:text-properties officeooo:rsid="00d71907"/>
    </style:style>
    <style:style style:name="T87" style:family="text">
      <style:text-properties officeooo:rsid="00d8c2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6">(this is done by setting init_stability to 1 in initialization)</text:span>. <text:span text:style-name="T10">Got results.</text:span></text:p>
      <text:p text:style-name="P97"/>
      <text:p text:style-name="P98">49: more elements for 10nm, no substrate, dtmin=1e-8. <text:span text:style-name="T8">As low as dt=6e-7, very slow. Killed at angle 49.81. should be the same as 51(same condition except mesh).</text:span></text:p>
      <text:p text:style-name="P98"/>
      <text:p text:style-name="P98"><text:span text:style-name="T4">50:</text:span> no Marangoni, 10nm. <text:span text:style-name="T9">Stopped at angle 7.5.</text:span></text:p>
      <text:p text:style-name="P96"/>
      <text:p text:style-name="P99"><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100"/>
      <text:p text:style-name="P101">53: same with 52 except 100nm. <text:s/><text:span text:style-name="T12">diverged at angle 48.98.</text:span></text:p>
      <text:p text:style-name="P103"/>
      <text:p text:style-name="P102">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47">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48">72: changed BC of Rm. <text:span text:style-name="T48">Mass is conserved. 0.125-0.123.</text:span></text:p>
      <text:p text:style-name="P48"/>
      <text:p text:style-name="P49">73: Marangoni on: stopped converging at angle 37.46.</text:p>
      <text:p text:style-name="P49"/>
      <text:p text:style-name="P49">74: <text:span text:style-name="T49">Marangoni off, cp_pack=20: </text:span>stopped converging at angle 33.48.</text:p>
      <text:p text:style-name="P50">75: <text:span text:style-name="T49">cp_pack=100: stopped converging at angle 36.</text:span></text:p>
      <text:p text:style-name="P30"/>
      <text:p text:style-name="P30"/>
      <text:p text:style-name="P30">------------------------------------<text:span text:style-name="T75">not doing Ressisp, but to fix by element--------------------------------</text:span></text:p>
      <text:p text:style-name="P51">76: check if revert successfully back to before Resisp: <text:s text:c="3"/><text:span text:style-name="T51">good</text:span></text:p>
      <text:p text:style-name="P51">76_1: check with Marangoni: <text:span text:style-name="T51">good.</text:span></text:p>
      <text:p text:style-name="P51"/>
      <text:p text:style-name="P52">data file particle mass, write angle_c in degrees.</text:p>
      <text:p text:style-name="P52"/>
      <text:p text:style-name="P55">77: macimum packing fix element-wise. <text:s/><text:span text:style-name="T52">dt too small 10e-8</text:span></text:p>
      <text:p text:style-name="P56">77_1: minimum dt 1e-6. <text:span text:style-name="T53">Stopped because 77_2 seemed fine.</text:span></text:p>
      <text:p text:style-name="P57">77_2: <text:span text:style-name="T50">minimum dt 1e-</text:span>5<text:span text:style-name="T50">. Stopped to recalculate from Thunder. Did not save all data due to insufficient space. See 78. <text:s text:c="2"/>it seemed that the nodes still move with maximum packing???</text:span></text:p>
      <text:p text:style-name="P58">78: same with 77_2, <text:span text:style-name="T54">do not graph every timestep, graph every 50 steps</text:span>. <text:s/><text:span text:style-name="T55">velocity profile was affected near the packing. Packing behavior was not physical. Diverged at angle 48.2.</text:span></text:p>
      <text:p text:style-name="P60">78_1: 1e-6, graph every 500 steps. <text:s/><text:span text:style-name="T56">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57">s</text:span> of mass since accumulation happens on the node.</text:p>
      <text:p text:style-name="P64"/>
      <text:p text:style-name="P65">Lc changed to 2e-3</text:p>
      <text:p text:style-name="P65"/>
      <text:p text:style-name="P63">80: not fix boundary nodes. <text:span text:style-name="T58">BcpackingE&amp;N need to be initialized to 0 for every timestep, didn't do before![1] particle increases.</text:span></text:p>
      <text:p text:style-name="P66">81: not fix cp for any node <text:span text:style-name="T59">in split_sol</text:span>.<text:span text:style-name="T60">[2]</text:span></text:p>
      <text:p text:style-name="P66"/>
      <text:p text:style-name="P68">noticed that cp change a lot in the packing region. Need to make sure if dcp=0 is imposed or not. <text:span text:style-name="T62">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3">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4">give NaN at timestep 41.</text:span></text:p>
      <text:p text:style-name="P75">81_1: fix first 1000 nodes after 5 timesteps, <text:span text:style-name="T65">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66">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67">Yes.</text:span></text:p>
      <text:p text:style-name="P80">81_0: packing 2.0. see.</text:p>
      <text:p text:style-name="P84">81_0_1: updated trunerr calculation. See if dt was increased. <text:span text:style-name="T69">Increase a little bit, not much difference, so killed. See dt comparison in folder 81_0 as the graph.</text:span></text:p>
      <text:p text:style-name="P72"/>
      <text:p text:style-name="P66"/>
      <text:p text:style-name="P67">82: cp_pack=30. <text:span text:style-name="T61">Fix in split_sol. [3] particle increases a lot after packing.</text:span></text:p>
      <text:p text:style-name="P67"/>
      <text:p text:style-name="P79">82_1: same condition, improved cp_packing strategy.[2] <text:span text:style-name="T70">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1">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2">(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3">&amp; splits_sol </text:span>need to add if(s_mode.eq.0).</text:p>
      <text:p text:style-name="P87"/>
      <text:p text:style-name="P88">84: semipermeable project. <text:s/><text:span text:style-name="T74">[1]</text:span></text:p>
      <text:p text:style-name="P79"/>
      <text:p text:style-name="P90">Still need to debug. Not converging. See terminal for jacobian_check results. Errors for all BcwallE. <text:span text:style-name="T74">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76">wall BC with vs(node moving).</text:span> <text:s text:c="2"/>[1 ]</text:p>
      <text:p text:style-name="P93">84_2: wall BC before accumulation BC. <text:span text:style-name="T78">[2]</text:span></text:p>
      <text:p text:style-name="P94">84_3: wall BC together with accumulation [3] <text:span text:style-name="T79">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77">No.</text:span></text:p>
      <text:p text:style-name="P79"/>
      <text:p text:style-name="P79"/>
      <text:p text:style-name="P79"/>
      <text:p text:style-name="P79"/>
      <text:p text:style-name="P81">83: fix r&amp;z as well, cp_pack=<text:span text:style-name="T68">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5">86: check if master works. <text:span text:style-name="T80">Yas!</text:span></text:p>
      <text:p text:style-name="P105"/>
      <text:p text:style-name="P106">87: set Ma number. Split no_Maran into Maran_<text:span text:style-name="T81">flow</text:span> &amp; solve_T. <text:span text:style-name="T82">Results same as 86.</text:span></text:p>
      <text:p text:style-name="P106"/>
      <text:p text:style-name="P107">88: use Ma number: MaN.</text:p>
      <text:p text:style-name="P109">88_1: first check fixed_Ma=0</text:p>
      <text:p text:style-name="P110">88_2: then fixed_Ma=1 <text:s/><text:span text:style-name="T83">[3] multi-circulation at r=0.92, but seem to be fading away.</text:span></text:p>
      <text:p text:style-name="P111">88_3: use a opposite sign of MaN: <text:span text:style-name="T84">still multi-circulation at r=0.92. Found out that that was initial instability. After angle=49, timestep was larger, and multi-circulation faded away. Single circulation after angle=43. a problem with radial_accum?</text:span></text:p>
      <text:p text:style-name="P112">88_4: check the problem with radial_accum <text:span text:style-name="T84">[2]</text:span></text:p>
      <text:p text:style-name="P114">88_5: check to see if I can ignore the transient terms: <text:span text:style-name="T86">results same, still has multi-circulation at the start.</text:span></text:p>
      <text:p text:style-name="P115">88_6: set trans=0 &amp; inertia=0: <text:span text:style-name="T87">[1] still initial multi-circulation.</text:span></text:p>
      <text:p text:style-name="P108"/>
      <text:p text:style-name="P1"/>
      <text:p text:style-name="P1"/>
      <text:p text:style-name="P113">Next, give the option of solving cp or not.</text:p>
      <text:p text:style-name="P1"/>
      <text:p text:style-name="P116">I can run 3 simulations: 1 full 2 no tran 3 no inertia. Compare stagnation point locations to see their influences.</text:p>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text:soft-page-break/></text:p>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5-30T12:00:11.950929196</dc:date>
    <dc:creator>Lihui Wang</dc:creator>
    <meta:editing-duration>P33DT12H10M35S</meta:editing-duration>
    <meta:editing-cycles>155</meta:editing-cycles>
    <meta:generator>LibreOffice/4.3.7.2$Linux_X86_64 LibreOffice_project/430$Build-2</meta:generator>
    <meta:document-statistic meta:table-count="0" meta:image-count="0" meta:object-count="0" meta:page-count="12" meta:paragraph-count="228" meta:word-count="3784" meta:character-count="22641" meta:non-whitespace-character-count="19033"/>
  </office:meta>
</office:document-meta>
</file>